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4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5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fo:language="en" fo:country="US"/>
    </style:style>
    <style:style style:name="P7" style:family="paragraph" style:parent-style-name="Standard" style:list-style-name="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9" style:family="paragraph" style:parent-style-name="Standard" style:list-style-name="">
      <style:paragraph-properties fo:text-align="justify" style:justify-single-word="false"/>
      <style:text-properties fo:color="#000000" fo:language="en" fo:country="US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">
      <style:paragraph-properties fo:text-align="justify" style:justify-single-word="false"/>
      <style:text-properties fo:color="#000000" fo:language="en" fo:country="U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">
      <style:paragraph-properties fo:text-align="justify" style:justify-single-word="false"/>
      <style:text-properties fo:color="#000000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">
      <style:paragraph-properties fo:text-align="justify" style:justify-single-word="false" fo:break-before="page"/>
      <style:text-properties fo:color="#000000" fo:language="en" fo:country="US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ext_20_body" style:list-style-name="">
      <style:paragraph-properties fo:text-align="justify" style:justify-single-word="false"/>
      <style:text-properties fo:color="#000000" fo:language="en" fo:country="US"/>
    </style:style>
    <style:style style:name="P16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17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EP # 87: New binaries: scinotes and xcos</text:h>
      <text:p text:style-name="P3"/>
      <text:p text:style-name="P2"/>
      <text:p text:style-name="P2">Version:1.0</text:p>
      <text:p text:style-name="P2">Author: Sylvestre Ledru</text:p>
      <text:p text:style-name="P2">State: DRAFT</text:p>
      <text:p text:style-name="P2">Scilab-Version: Scilab 5.4.1</text:p>
      <text:p text:style-name="P2">Created: December 18<text:span text:style-name="T1">th</text:span>, 2012</text:p>
      <text:p text:style-name="P3"/>
      <text:p text:style-name="P2"/>
      <text:h text:style-name="P17" text:outline-level="3">Abstract</text:h>
      <text:p text:style-name="P2">In the SEP, <text:span text:style-name="T3">we describe the inclusion of two new binaries with options in the Scilab distribution.</text:span></text:p>
      <text:p text:style-name="P2"><text:span text:style-name="T3"/></text:p>
      <text:h text:style-name="P17" text:outline-level="3">Rationale</text:h>
      <text:p text:style-name="P2"><text:span text:style-name="T3">There are three goals here:</text:span></text:p>
      <text:list xml:id="list1356490983" text:style-name="L1">
        <text:list-item>
          <text:p text:style-name="P6"><text:span text:style-name="T3">highlight some features of Scilab itself</text:span></text:p>
        </text:list-item>
        <text:list-item>
          <text:p text:style-name="P6"><text:span text:style-name="T3">propose an easy access to the feature</text:span></text:p>
        </text:list-item>
        <text:list-item>
          <text:h text:style-name="P8" text:outline-level="3">propose some automatic process</text:h>
        </text:list-item>
      </text:list>
      <text:h text:style-name="P7" text:outline-level="3"/>
      <text:h text:style-name="P7" text:outline-level="3">For now, the two new binaries will be the following.</text:h>
      <text:h text:style-name="P7" text:outline-level="3"/>
      <text:h text:style-name="P11" text:outline-level="3">Xcos</text:h>
      <text:h text:style-name="P9" text:outline-level="3"/>
      <text:h text:style-name="P10" text:outline-level="3">Usage:</text:h>
      <text:h text:style-name="P10" text:outline-level="3">xcos [ file1.xcos, [ file2.xcos ]]</text:h>
      <text:h text:style-name="P10" text:outline-level="3"><text:s/></text:h>
      <text:h text:style-name="P10" text:outline-level="3"><text:s text:c="2"/>Possible arguments are:</text:h>
      <text:h text:style-name="P10" text:outline-level="3"><text:s text:c="2"/>-simulate : Start the simulation. Only one file will be accepted.</text:h>
      <text:h text:style-name="P10" text:outline-level="3"/>
      <text:h text:style-name="P10" text:outline-level="3">For example, <text:span text:style-name="T4">xcos modules/xcos/examples/integral.xcos </text:span>will open the integral Xcos</text:h>
      <text:h text:style-name="P10" text:outline-level="3">Schema. <text:s text:c="3"/>If the file does not exist, propose to create it.</text:h>
      <text:h text:style-name="P10" text:outline-level="3"><text:s/></text:h>
      <text:h text:style-name="P10" text:outline-level="3">xcos -simulate modules/xcos/examples/integral.xcos</text:h>
      <text:h text:style-name="P10" text:outline-level="3">Will start the simulation on integral.xcos</text:h>
      <text:h text:style-name="P10" text:outline-level="3"/>
      <text:h text:style-name="P14" text:outline-level="3"><text:span text:style-name="T7">Scinotes</text:span></text:h>
      <text:h text:style-name="P12" text:outline-level="3"><text:s/></text:h>
      <text:h text:style-name="P12" text:outline-level="3">Usage:</text:h>
      <text:h text:style-name="P12" text:outline-level="3">scinotes [ file1.sci, [ file2.sce ]]</text:h>
      <text:h text:style-name="P12" text:outline-level="3"><text:s/></text:h>
      <text:h text:style-name="P12" text:outline-level="3"><text:s/>Possible arguments are:</text:h>
      <text:h text:style-name="P12" text:outline-level="3"><text:s text:c="2"/>-indent : format (indent, trailing spaces, quote mismatch) the files</text:h>
      <text:h text:style-name="P12" text:outline-level="3"/>
      <text:h text:style-name="P12" text:outline-level="3">For example, <text:span text:style-name="T4">scinotes modules/core/macros/whos.sci</text:span> will open whos.sci</text:h>
      <text:h text:style-name="P12" text:outline-level="3">If the file does not exist, propose to create it.</text:h>
      <text:h text:style-name="P13" text:outline-level="3"/>
      <text:h text:style-name="P12" text:outline-level="3">Scinotes binary also support also the -indent argument to indent automatically a Scilab file.</text:h>
      <text:h text:style-name="P12" text:outline-level="3">For example: <text:span text:style-name="T4">scinotes -indent modules/core/macros/whos.sci</text:span></text:h>
      <text:h text:style-name="P7" text:outline-level="3"><text:span text:style-name="T5"><text:s text:c="4"/></text:span></text:h>
      <text:h text:style-name="P17" text:outline-level="3">Technical aspects</text:h>
      <text:h text:style-name="P15" text:outline-level="3">Just like it is done with scilab-cli and scilab-adv-cli (See SEP 18 for more information), the same script is used and symlinked. At the beginning of the script, we look for the called script name ($0) and, from this information, we switc<text:span text:style-name="T6">h the context of usage.</text:span></text:h>
      <text:h text:style-name="P15" text:outline-level="3"><text:span text:style-name="T6"/></text:h>
      <text:h text:style-name="P17" text:outline-level="3">Changelog</text:h>
      <text:p text:style-name="P4"><text:tab/><text:span text:style-name="T2">1.0 – Initial Version </text:span></text:p>
      <text:h text:style-name="P17" text:outline-level="3">Copyright</text:h>
      <text:p text:style-name="P1"><text:tab/>This document has been placed under the license CeCILL-B.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2-12-18T23:05:03</dc:date>
    <meta:editing-duration>PT1H18M9S</meta:editing-duration>
    <meta:editing-cycles>21</meta:editing-cycles>
    <meta:generator>LibreOffice/3.5$Linux_X86_64 LibreOffice_project/350m1$Build-2</meta:generator>
    <dc:creator>Sylvestre Ledru</dc:creator>
    <meta:document-statistic meta:table-count="0" meta:image-count="0" meta:object-count="0" meta:page-count="2" meta:paragraph-count="43" meta:word-count="247" meta:character-count="1633" meta:non-whitespace-character-count="1388"/>
  </office:meta>
</office:document-meta>
</file>